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32c" officeooo:paragraph-rsid="0013432c"/>
    </style:style>
    <style:style style:name="P2" style:family="paragraph" style:parent-style-name="Standard">
      <style:text-properties fo:font-weight="bold" officeooo:rsid="0013432c" officeooo:paragraph-rsid="0013432c" style:font-weight-asian="bold" style:font-weight-complex="bold"/>
    </style:style>
    <style:style style:name="P3" style:family="paragraph" style:parent-style-name="Standard">
      <style:text-properties fo:font-style="italic" officeooo:rsid="0013432c" officeooo:paragraph-rsid="0013432c" style:font-style-asian="italic" style:font-style-complex="italic"/>
    </style:style>
    <style:style style:name="P4" style:family="paragraph" style:parent-style-name="Standard">
      <style:text-properties style:text-line-through-style="solid" style:text-line-through-type="single" officeooo:rsid="0013432c" officeooo:paragraph-rsid="0013432c"/>
    </style:style>
    <style:style style:name="P5" style:family="paragraph" style:parent-style-name="Standard">
      <style:text-properties fo:color="#6600ff" officeooo:rsid="0013432c" officeooo:paragraph-rsid="0013432c"/>
    </style:style>
    <style:style style:name="P6" style:family="paragraph" style:parent-style-name="Standard">
      <style:text-properties style:text-underline-style="solid" style:text-underline-width="auto" style:text-underline-color="font-color" officeooo:rsid="0013432c" officeooo:paragraph-rsid="001343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color="#6600ff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01(0210501000000)(10)(15)(6)(1.9)(kWh)(2.9)(kWh)(5.9)(kvarh)(6.9)(kvarh)(7.9)(kvarh)(8.9)(kvarh)</text:p>
      <text:p text:style-name="P1">(000.000)(000.079)(000.000)(000.000)(000.006)(000.000)</text:p>
      <text:p text:style-name="P1">P.01(0210501001500)(00)(15)(6)(1.9)(kWh)(2.9)(kWh)(5.9)(kvarh)(6.9)(kvarh)(7.9)(kvarh)(8.9)(kvarh)</text:p>
      <text:p text:style-name="P2">(000.000)(000.079)(000.000)(000.000)(000.005)(000.000)</text:p>
      <text:p text:style-name="P2">(000.000)(000.079)(000.000)(000.000)(000.005)(000.000)</text:p>
      <text:p text:style-name="P2">(000.000)(000.079)(000.000)(000.000)(000.006)(000.000)</text:p>
      <text:p text:style-name="P2">(000.000)(000.079)(000.000)(000.000)(000.005)(000.000)</text:p>
      <text:p text:style-name="P5">(000.000)(000.080)(000.000)(000.000)(000.005)(000.000)</text:p>
      <text:p text:style-name="P5">(000.000)(000.079)(000.000)(000.000)(000.006)(000.000)</text:p>
      <text:p text:style-name="P5">(000.000)(000.079)(000.000)(000.000)(000.005)(000.000)</text:p>
      <text:p text:style-name="P5">(000.000)(000.079)(000.000)(000.000)(000.005)(000.000)</text:p>
      <text:p text:style-name="P2">(000.000)(000.079)(000.000)(000.000)(000.006)(000.000)</text:p>
      <text:p text:style-name="P2">(000.000)(000.079)(000.000)(000.000)(000.005)(000.000)</text:p>
      <text:p text:style-name="P2">(000.000)(000.079)(000.000)(000.000)(000.005)(000.000)</text:p>
      <text:p text:style-name="P2">(000.000)(000.079)(000.000)(000.000)(000.006)(000.000)</text:p>
      <text:p text:style-name="P5">(000.000)(000.079)(000.000)(000.000)(000.005)(000.000)</text:p>
      <text:p text:style-name="P5">(000.000)(000.079)(000.000)(000.000)(000.005)(000.000)</text:p>
      <text:p text:style-name="P5">(000.000)(000.079)(000.000)(000.000)(000.006)(000.000)</text:p>
      <text:p text:style-name="P5">(000.000)(000.080)(000.000)(000.000)(000.005)(000.000)</text:p>
      <text:p text:style-name="P2">(000.000)(000.079)(000.000)(000.000)(000.005)(000.000)</text:p>
      <text:p text:style-name="P2">(000.000)(000.079)(000.000)(000.000)(000.006)(000.000)</text:p>
      <text:p text:style-name="P2">(000.000)(000.079)(000.000)(000.000)(000.005)(000.000)</text:p>
      <text:p text:style-name="P2">(000.000)(000.079)(000.000)(000.000)(000.005)(000.000)</text:p>
      <text:p text:style-name="P5">(000.000)(000.079)(000.000)(000.000)(000.006)(000.000)</text:p>
      <text:p text:style-name="P5">(000.000)(000.080)(000.000)(000.000)(000.005)(000.000)</text:p>
      <text:p text:style-name="P5">(000.000)(000.079)(000.000)(000.000)(000.005)(000.000)</text:p>
      <text:p text:style-name="P5">(000.000)(000.079)(000.000)(000.000)(000.006)(000.000)</text:p>
      <text:p text:style-name="P2">(000.000)(000.081)(000.000)(000.000)(000.005)(000.000)</text:p>
      <text:p text:style-name="P2">(000.000)(000.081)(000.000)(000.000)(000.005)(000.000)</text:p>
      <text:p text:style-name="P2">(000.000)(000.081)(000.000)(000.000)(000.006)(000.000)</text:p>
      <text:p text:style-name="P2">(000.000)(000.082)(000.000)(000.000)(000.005)(000.000)</text:p>
      <text:p text:style-name="P5">(000.000)(000.081)(000.000)(000.000)(000.005)(000.000)</text:p>
      <text:p text:style-name="P5">(000.000)(000.081)(000.000)(000.000)(000.006)(000.000)</text:p>
      <text:p text:style-name="P5">(000.000)(000.082)(000.000)(000.000)(000.005)(000.000)</text:p>
      <text:p text:style-name="P5">(000.000)(000.082)(000.000)(000.000)(000.006)(000.000)</text:p>
      <text:p text:style-name="P2">(000.000)(000.081)(000.000)(000.000)(000.005)(000.000)</text:p>
      <text:p text:style-name="P2">(000.000)(000.082)(000.000)(000.000)(000.006)(000.000)</text:p>
      <text:p text:style-name="P2">(000.000)(000.082)(000.000)(000.000)(000.005)(000.000)</text:p>
      <text:p text:style-name="P2">(000.000)(000.081)(000.000)(000.000)(000.006)(000.000)</text:p>
      <text:p text:style-name="P5">(000.000)(000.082)(000.000)(000.000)(000.005)(000.000)</text:p>
      <text:p text:style-name="P5">(000.000)(000.081)(000.000)(000.000)(000.006)(000.000)</text:p>
      <text:p text:style-name="P5">(000.000)(000.082)(000.000)(000.000)(000.005)(000.000)</text:p>
      <text:p text:style-name="P5">(000.000)(000.082)(000.000)(000.000)(000.006)(000.000)</text:p>
      <text:p text:style-name="P2">(000.000)(000.081)(000.000)(000.000)(000.005)(000.000)</text:p>
      <text:p text:style-name="P2">(000.000)(000.081)(000.000)(000.000)(000.006)(000.000)</text:p>
      <text:p text:style-name="P2">(000.000)(000.082)(000.000)(000.000)(000.005)(000.000)</text:p>
      <text:p text:style-name="P2">(000.000)(000.081)(000.000)(000.000)(000.005)(000.000)</text:p>
      <text:p text:style-name="P5">(000.000)(000.082)(000.000)(000.000)(000.006)(000.000)</text:p>
      <text:p text:style-name="P5">(000.000)(000.081)(000.000)(000.000)(000.005)(000.000)</text:p>
      <text:p text:style-name="P5">(000.000)(000.082)(000.000)(000.000)(000.006)(000.000)</text:p>
      <text:p text:style-name="P5"><text:soft-page-break/>(000.000)(000.081)(000.000)(000.000)(000.005)(000.000)</text:p>
      <text:p text:style-name="P2">(000.000)(000.082)(000.000)(000.000)(000.006)(000.000)</text:p>
      <text:p text:style-name="P2">(000.000)(000.081)(000.000)(000.000)(000.005)(000.000)</text:p>
      <text:p text:style-name="P2">(000.000)(000.081)(000.000)(000.000)(000.005)(000.000)</text:p>
      <text:p text:style-name="P2">(000.000)(000.082)(000.000)(000.000)(000.006)(000.000)</text:p>
      <text:p text:style-name="P5">(000.000)(000.081)(000.000)(000.000)(000.005)(000.000)</text:p>
      <text:p text:style-name="P5">(000.000)(000.082)(000.000)(000.000)(000.006)(000.000)</text:p>
      <text:p text:style-name="P5">(000.000)(000.081)(000.000)(000.000)(000.005)(000.000)</text:p>
      <text:p text:style-name="P5">(000.000)(000.082)(000.000)(000.000)(000.006)(000.000)</text:p>
      <text:p text:style-name="P1">(000.000)(000.081)(000.000)(000.000)(000.005)(000.000)</text:p>
      <text:p text:style-name="P1">(000.000)(000.081)(000.000)(000.000)(000.005)(000.000)</text:p>
      <text:p text:style-name="P1">(000.000)(000.082)(000.000)(000.000)(000.006)(000.000)</text:p>
      <text:p text:style-name="P1">(000.000)(000.081)(000.000)(000.000)(000.005)(000.000)</text:p>
      <text:p text:style-name="P2">(000.000)(000.082)(000.000)(000.000)(000.005)(000.000)</text:p>
      <text:p text:style-name="P2">(000.000)(000.081)(000.000)(000.000)(000.005)(000.000)</text:p>
      <text:p text:style-name="P2">(000.000)(000.082)(000.000)(000.000)(000.005)(000.000)</text:p>
      <text:p text:style-name="P2">(000.000)(000.081)(000.000)(000.000)(000.006)(000.000)</text:p>
      <text:p text:style-name="P5">(000.000)(000.082)(000.000)(000.000)(000.005)(000.000)</text:p>
      <text:p text:style-name="P5">(000.000)(000.081)(000.000)(000.000)(000.005)(000.000)</text:p>
      <text:p text:style-name="P5">(000.000)(000.081)(000.000)(000.000)(000.005)(000.000)</text:p>
      <text:p text:style-name="P5">(000.000)(000.082)(000.000)(000.000)(000.005)(000.000)</text:p>
      <text:p text:style-name="P2">(000.000)(000.081)(000.000)(000.000)(000.006)(000.000)</text:p>
      <text:p text:style-name="P2">(000.000)(000.082)(000.000)(000.000)(000.005)(000.000)</text:p>
      <text:p text:style-name="P2">(000.000)(000.081)(000.000)(000.000)(000.005)(000.000)</text:p>
      <text:p text:style-name="P2">(000.000)(000.082)(000.000)(000.000)(000.005)(000.000)</text:p>
      <text:p text:style-name="P5">(000.000)(000.079)(000.000)(000.000)(000.005)(000.000)</text:p>
      <text:p text:style-name="P5">(000.000)(000.079)(000.000)(000.000)(000.005)(000.000)</text:p>
      <text:p text:style-name="P5">(000.000)(000.080)(000.000)(000.000)(000.006)(000.000)</text:p>
      <text:p text:style-name="P5">(000.000)(000.079)(000.000)(000.000)(000.005)(000.000)</text:p>
      <text:p text:style-name="P2">(000.000)(000.079)(000.000)(000.000)(000.005)(000.000)</text:p>
      <text:p text:style-name="P2">(000.000)(000.078)(000.000)(000.000)(000.005)(000.000)</text:p>
      <text:p text:style-name="P2">(000.000)(000.079)(000.000)(000.000)(000.005)(000.000)</text:p>
      <text:p text:style-name="P2">(000.000)(000.078)(000.000)(000.000)(000.005)(000.000)</text:p>
      <text:p text:style-name="P5">(000.000)(000.079)(000.000)(000.000)(000.006)(000.000)</text:p>
      <text:p text:style-name="P5">(000.000)(000.079)(000.000)(000.000)(000.005)(000.000)</text:p>
      <text:p text:style-name="P5">(000.000)(000.079)(000.000)(000.000)(000.005)(000.000)</text:p>
      <text:p text:style-name="P5">(000.000)(000.079)(000.000)(000.000)(000.005)(000.000)</text:p>
      <text:p text:style-name="P2">(000.000)(000.079)(000.000)(000.000)(000.005)(000.000)</text:p>
      <text:p text:style-name="P2">(000.000)(000.080)(000.000)(000.000)(000.005)(000.000)</text:p>
      <text:p text:style-name="P2">(000.000)(000.079)(000.000)(000.000)(000.006)(000.000)</text:p>
      <text:p text:style-name="P2">(000.000)(000.079)(000.000)(000.000)(000.005)(000.000)</text:p>
      <text:p text:style-name="P5">(000.000)(000.079)(000.000)(000.000)(000.005)(000.000)</text:p>
      <text:p text:style-name="P5">(000.000)(000.080)(000.000)(000.000)(000.005)(000.000)</text:p>
      <text:p text:style-name="P5">(000.000)(000.079)(000.000)(000.000)(000.005)(000.000)</text:p>
      <text:p text:style-name="P5">(000.000)(000.079)(000.000)(000.000)(000.006)(000.000)</text:p>
      <text:p text:style-name="P2">(000.000)(000.079)(000.000)(000.000)(000.005)(000.000)</text:p>
      <text:p text:style-name="P2">(000.000)(000.079)(000.000)(000.000)(000.005)(000.000)</text:p>
      <text:p text:style-name="P2">(000.000)(000.080)(000.000)(000.000)(000.006)(000.000)</text:p>
      <text:p text:style-name="P2">(000.000)(000.079)(000.000)(000.000)(000.005)(000.000)</text:p>
      <text:p text:style-name="P2"/>
      <text:p text:style-name="P1">P.01(0210502001500)(00)(15)(6)(1.9)(kWh)(2.9)(kWh)(5.9)(kvarh)(6.9)(kvarh)(7.9)(kvarh)(8.9)(kvarh)</text:p>
      <text:p text:style-name="P2"><text:soft-page-break/>(000.000)(000.079)(000.000)(000.000)(000.005)(000.000)</text:p>
      <text:p text:style-name="P2">(000.000)(000.079)(000.000)(000.000)(000.005)(000.000)</text:p>
      <text:p text:style-name="P2">(000.000)(000.080)(000.000)(000.000)(000.006)(000.000)</text:p>
      <text:p text:style-name="P2">(000.000)(000.079)(000.000)(000.000)(000.005)(000.000)</text:p>
      <text:p text:style-name="P6">(000.000)(000.079)(000.000)(000.000)(000.006)(000.000)</text:p>
      <text:p text:style-name="P6">(000.000)(000.079)(000.000)(000.000)(000.005)(000.000)</text:p>
      <text:p text:style-name="P6">(000.000)(000.080)(000.000)(000.000)(000.005)(000.000)</text:p>
      <text:p text:style-name="P6">(000.000)(000.079)(000.000)(000.000)(000.006)(000.000)</text:p>
      <text:p text:style-name="P5">(000.000)(000.079)(000.000)(000.000)(000.005)(000.000)</text:p>
      <text:p text:style-name="P5">(000.000)(000.079)(000.000)(000.000)(000.005)(000.000)</text:p>
      <text:p text:style-name="P5">(000.000)(000.079)(000.000)(000.000)(000.006)(000.000)</text:p>
      <text:p text:style-name="P5">(000.000)(000.080)(000.000)(000.000)(000.005)(000.000)</text:p>
      <text:p text:style-name="P2">(000.000)(000.079)(000.000)(000.000)(000.006)(000.000)</text:p>
      <text:p text:style-name="P2">(000.000)(000.079)(000.000)(000.000)(000.005)(000.000)</text:p>
      <text:p text:style-name="P2">(000.000)(000.079)(000.000)(000.000)(000.005)(000.000)</text:p>
      <text:p text:style-name="P2">(000.000)(000.079)(000.000)(000.000)(000.006)(000.000)</text:p>
      <text:p text:style-name="P5">(000.000)(000.080)(000.000)(000.000)(000.005)(000.000)</text:p>
      <text:p text:style-name="P5">(000.000)(000.079)(000.000)(000.000)(000.006)(000.000)</text:p>
      <text:p text:style-name="P5">(000.000)(000.079)(000.000)(000.000)(000.005)(000.000)</text:p>
      <text:p text:style-name="P5">(000.000)(000.079)(000.000)(000.000)(000.005)(000.000)</text:p>
      <text:p text:style-name="P2">(000.000)(000.079)(000.000)(000.000)(000.006)(000.000)</text:p>
      <text:p text:style-name="P2">(000.000)(000.080)(000.000)(000.000)(000.005)(000.000)</text:p>
      <text:p text:style-name="P2">(000.000)(000.079)(000.000)(000.000)(000.005)(000.000)</text:p>
      <text:p text:style-name="P2">(000.000)(000.080)(000.000)(000.000)(000.005)(000.000)</text:p>
      <text:p text:style-name="P5">(000.000)(000.079)(000.000)(000.000)(000.005)(000.000)</text:p>
      <text:p text:style-name="P5">(000.000)(000.079)(000.000)(000.000)(000.006)(000.000)</text:p>
      <text:p text:style-name="P5">(000.000)(000.079)(000.000)(000.000)(000.005)(000.000)</text:p>
      <text:p text:style-name="P5">(000.000)(000.080)(000.000)(000.000)(000.005)(000.000)</text:p>
      <text:p text:style-name="P2">(000.000)(000.079)(000.000)(000.000)(000.005)(000.000)</text:p>
      <text:p text:style-name="P2">(000.000)(000.079)(000.000)(000.000)(000.006)(000.000)</text:p>
      <text:p text:style-name="P2">(000.000)(000.079)(000.000)(000.000)(000.005)(000.000)</text:p>
      <text:p text:style-name="P2">(000.000)(000.079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2">(000.000)(000.078)(000.000)(000.000)(000.006)(000.000)</text:p>
      <text:p text:style-name="P2">(000.000)(000.079)(000.000)(000.000)(000.005)(000.000)</text:p>
      <text:p text:style-name="P2">(000.000)(000.078)(000.000)(000.000)(000.006)(000.000)</text:p>
      <text:p text:style-name="P2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2">(000.000)(000.079)(000.000)(000.000)(000.006)(000.000)</text:p>
      <text:p text:style-name="P2">(000.000)(000.078)(000.000)(000.000)(000.005)(000.000)</text:p>
      <text:p text:style-name="P2">(000.000)(000.078)(000.000)(000.000)(000.006)(000.000)</text:p>
      <text:p text:style-name="P2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2"><text:soft-page-break/>(000.000)(000.078)(000.000)(000.000)(000.005)(000.000)</text:p>
      <text:p text:style-name="P2">(000.000)(000.079)(000.000)(000.000)(000.006)(000.000)</text:p>
      <text:p text:style-name="P2">(000.000)(000.078)(000.000)(000.000)(000.005)(000.000)</text:p>
      <text:p text:style-name="P2">(000.000)(000.078)(000.000)(000.000)(000.006)(000.000)</text:p>
      <text:p text:style-name="P5">(000.000)(000.078)(000.000)(000.000)(000.005)(000.000)</text:p>
      <text:p text:style-name="P5">(000.000)(000.078)(000.000)(000.000)(000.005)(000.000)</text:p>
      <text:p text:style-name="P5">(000.000)(000.078)(000.000)(000.000)(000.005)(000.000)</text:p>
      <text:p text:style-name="P5">(000.000)(000.078)(000.000)(000.000)(000.006)(000.000)</text:p>
      <text:p text:style-name="P2">(000.000)(000.078)(000.000)(000.000)(000.005)(000.000)</text:p>
      <text:p text:style-name="P2">(000.000)(000.078)(000.000)(000.000)(000.005)(000.000)</text:p>
      <text:p text:style-name="P2">(000.000)(000.078)(000.000)(000.000)(000.005)(000.000)</text:p>
      <text:p text:style-name="P2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5)(000.000)</text:p>
      <text:p text:style-name="P5">(000.000)(000.078)(000.000)(000.000)(000.005)(000.000)</text:p>
      <text:p text:style-name="P2">(000.000)(000.079)(000.000)(000.000)(000.005)(000.000)</text:p>
      <text:p text:style-name="P2">(000.000)(000.078)(000.000)(000.000)(000.006)(000.000)</text:p>
      <text:p text:style-name="P2">(000.000)(000.078)(000.000)(000.000)(000.005)(000.000)</text:p>
      <text:p text:style-name="P2">(000.000)(000.078)(000.000)(000.000)(000.005)(000.000)</text:p>
      <text:p text:style-name="P5">(000.000)(000.078)(000.000)(000.000)(000.005)(000.000)</text:p>
      <text:p text:style-name="P5">(000.000)(000.078)(000.000)(000.000)(000.005)(000.000)</text:p>
      <text:p text:style-name="P5">(000.000)(000.079)(000.000)(000.000)(000.006)(000.000)</text:p>
      <text:p text:style-name="P5">(000.000)(000.078)(000.000)(000.000)(000.005)(000.000)</text:p>
      <text:p text:style-name="P2">(000.000)(000.078)(000.000)(000.000)(000.005)(000.000)</text:p>
      <text:p text:style-name="P2">(000.000)(000.078)(000.000)(000.000)(000.005)(000.000)</text:p>
      <text:p text:style-name="P2">(000.000)(000.078)(000.000)(000.000)(000.005)(000.000)</text:p>
      <text:p text:style-name="P2">(000.000)(000.078)(000.000)(000.000)(000.005)(000.000)</text:p>
      <text:p text:style-name="P5">(000.000)(000.079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5)(000.000)</text:p>
      <text:p text:style-name="P2">(000.000)(000.078)(000.000)(000.000)(000.006)(000.000)</text:p>
      <text:p text:style-name="P2">(000.000)(000.078)(000.000)(000.000)(000.005)(000.000)</text:p>
      <text:p text:style-name="P2">(000.000)(000.079)(000.000)(000.000)(000.005)(000.000)</text:p>
      <text:p text:style-name="P2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5)(000.000)</text:p>
      <text:p text:style-name="P5">(000.000)(000.078)(000.000)(000.000)(000.005)(000.000)</text:p>
      <text:p text:style-name="P2">(000.000)(000.078)(000.000)(000.000)(000.005)(000.000)</text:p>
      <text:p text:style-name="P2">(000.000)(000.079)(000.000)(000.000)(000.006)(000.000)</text:p>
      <text:p text:style-name="P2">(000.000)(000.078)(000.000)(000.000)(000.005)(000.000)</text:p>
      <text:p text:style-name="P2">(000.000)(000.078)(000.000)(000.000)(000.005)(000.000)</text:p>
      <text:p text:style-name="P2"/>
      <text:p text:style-name="P1">P.01(0210503001500)(00)(15)(6)(1.9)(kWh)(2.9)(kWh)(5.9)(kvarh)(6.9)(kvarh)(7.9)(kvarh)(8.9)(kvarh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<text:soft-page-break/>(000.000)(000.078)(000.000)(000.000)(000.005)(000.000)</text:p>
      <text:p text:style-name="P1">(000.000)(000.078)(000.000)(000.000)(000.005)(000.000)</text:p>
      <text:p text:style-name="P1">(000.000)(000.079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7)(000.000)(000.000)(000.005)(000.000)</text:p>
      <text:p text:style-name="P1">(000.000)(000.079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5)(000.000)</text:p>
      <text:p text:style-name="P1">(000.000)(000.079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9)(000.000)(000.000)(000.005)(000.000)</text:p>
      <text:p text:style-name="P1"><text:soft-page-break/>(000.000)(000.078)(000.000)(000.000)(000.006)(000.000)</text:p>
      <text:p text:style-name="P1">(000.000)(000.078)(000.000)(000.000)(000.005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5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80)(000.000)(000.000)(000.005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5)(000.000)</text:p>
      <text:p text:style-name="P1">(000.000)(000.080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80)(000.000)(000.000)(000.006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/>
      <text:p text:style-name="P1">P.01(0210504001500)(00)(15)(6)(1.9)(kWh)(2.9)(kWh)(5.9)(kvarh)(6.9)(kvarh)(7.9)(kvarh)(8.9)(kvarh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6)(000.000)(000.000)(000.005)(000.000)</text:p>
      <text:p text:style-name="P1">(000.000)(000.059)(000.000)(000.000)(000.005)(000.000)</text:p>
      <text:p text:style-name="P1">(000.000)(000.060)(000.000)(000.000)(000.005)(000.000)</text:p>
      <text:p text:style-name="P1"><text:soft-page-break/>(000.000)(000.059)(000.000)(000.000)(000.005)(000.000)</text:p>
      <text:p text:style-name="P1">(000.000)(000.056)(000.000)(000.000)(000.004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22)(000.000)(000.000)(000.002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<text:soft-page-break/>(000.000)(000.079)(000.000)(000.000)(000.006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115)(000.000)(000.000)(000.007)(000.000)</text:p>
      <text:p text:style-name="P1">(000.000)(000.162)(000.000)(000.000)(000.011)(000.000)</text:p>
      <text:p text:style-name="P1">(000.000)(000.164)(000.000)(000.000)(000.011)(000.000)</text:p>
      <text:p text:style-name="P1">(000.000)(000.161)(000.000)(000.000)(000.011)(000.000)</text:p>
      <text:p text:style-name="P1">(000.000)(000.131)(000.000)(000.000)(000.010)(000.000)</text:p>
      <text:p text:style-name="P1">(000.000)(000.116)(000.000)(000.000)(000.010)(000.000)</text:p>
      <text:p text:style-name="P1">(000.000)(000.130)(000.000)(000.000)(000.009)(000.000)</text:p>
      <text:p text:style-name="P1">(000.000)(000.154)(000.000)(000.000)(000.011)(000.000)</text:p>
      <text:p text:style-name="P1">(000.000)(000.153)(000.000)(000.000)(000.011)(000.000)</text:p>
      <text:p text:style-name="P1">(000.000)(000.154)(000.000)(000.000)(000.010)(000.000)</text:p>
      <text:p text:style-name="P1">(000.000)(000.154)(000.000)(000.000)(000.011)(000.000)</text:p>
      <text:p text:style-name="P1">(000.000)(000.153)(000.000)(000.000)(000.010)(000.000)</text:p>
      <text:p text:style-name="P1">(000.000)(000.154)(000.000)(000.000)(000.011)(000.000)</text:p>
      <text:p text:style-name="P1">(000.000)(000.153)(000.000)(000.000)(000.011)(000.000)</text:p>
      <text:p text:style-name="P1">(000.000)(000.154)(000.000)(000.000)(000.011)(000.000)</text:p>
      <text:p text:style-name="P1">(000.000)(000.153)(000.000)(000.000)(000.010)(000.000)</text:p>
      <text:p text:style-name="P1">(000.000)(000.154)(000.000)(000.000)(000.011)(000.000)</text:p>
      <text:p text:style-name="P1">(000.000)(000.154)(000.000)(000.000)(000.011)(000.000)</text:p>
      <text:p text:style-name="P1">(000.000)(000.153)(000.000)(000.000)(000.010)(000.000)</text:p>
      <text:p text:style-name="P1">(000.000)(000.154)(000.000)(000.000)(000.011)(000.000)</text:p>
      <text:p text:style-name="P1">(000.000)(000.154)(000.000)(000.000)(000.010)(000.000)</text:p>
      <text:p text:style-name="P1">(000.000)(000.155)(000.000)(000.000)(000.011)(000.000)</text:p>
      <text:p text:style-name="P1">(000.000)(000.151)(000.000)(000.000)(000.011)(000.000)</text:p>
      <text:p text:style-name="P1">(000.000)(000.078)(000.000)(000.000)(000.005)(000.000)</text:p>
      <text:p text:style-name="P1">(000.000)(000.077)(000.000)(000.000)(000.006)(000.000)</text:p>
      <text:p text:style-name="P1">(000.000)(000.078)(000.000)(000.000)(000.006)(000.000)</text:p>
      <text:p text:style-name="P1">(000.000)(000.077)(000.000)(000.000)(000.005)(000.000)</text:p>
      <text:p text:style-name="P1"/>
      <text:p text:style-name="P1"/>
      <text:p text:style-name="P1">P.01(0210505001500)(00)(15)(6)(1.9)(kWh)(2.9)(kWh)(5.9)(kvarh)(6.9)(kvarh)(7.9)(kvarh)(8.9)(kvarh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<text:soft-page-break/>(000.000)(000.078)(000.000)(000.000)(000.006)(000.000)</text:p>
      <text:p text:style-name="P1">(000.000)(000.075)(000.000)(000.000)(000.006)(000.000)</text:p>
      <text:p text:style-name="P1">(000.000)(000.001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26)(000.000)(000.000)(000.003)(000.000)</text:p>
      <text:p text:style-name="P1">(000.000)(000.058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80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<text:soft-page-break/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/>
      <text:p text:style-name="P1"/>
      <text:p text:style-name="P1">P.01(0210506001500)(00)(15)(6)(1.9)(kWh)(2.9)(kWh)(5.9)(kvarh)(6.9)(kvarh)(7.9)(kvarh)(8.9)(kvarh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<text:soft-page-break/>(000.000)(000.078)(000.000)(000.000)(000.005)(000.000)</text:p>
      <text:p text:style-name="P1">(000.000)(000.075)(000.000)(000.000)(000.006)(000.000)</text:p>
      <text:p text:style-name="P1">(000.000)(000.001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16)(000.000)(000.000)(000.001)(000.000)</text:p>
      <text:p text:style-name="P1">(000.000)(000.079)(000.000)(000.000)(000.006)(000.000)</text:p>
      <text:p text:style-name="P1">(000.000)(000.079)(000.000)(000.000)(000.005)(000.000)</text:p>
      <text:p text:style-name="P1">(000.000)(000.078)(000.000)(000.000)(000.005)(000.000)</text:p>
      <text:p text:style-name="P1">(000.000)(000.079)(000.000)(000.000)(000.006)(000.000)</text:p>
      <text:p text:style-name="P1">(000.000)(000.078)(000.000)(000.000)(000.005)(000.000)</text:p>
      <text:p text:style-name="P1">(000.000)(000.079)(000.000)(000.000)(000.005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9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9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9)(000.000)(000.000)(000.006)(000.000)</text:p>
      <text:p text:style-name="P1">(000.000)(000.078)(000.000)(000.000)(000.005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80)(000.000)(000.000)(000.006)(000.000)</text:p>
      <text:p text:style-name="P1">(000.000)(000.079)(000.000)(000.000)(000.005)(000.000)</text:p>
      <text:p text:style-name="P1">(000.000)(000.079)(000.000)(000.000)(000.005)(000.000)</text:p>
      <text:p text:style-name="P1"><text:soft-page-break/>(000.000)(000.079)(000.000)(000.000)(000.006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80)(000.000)(000.000)(000.005)(000.000)</text:p>
      <text:p text:style-name="P1">(000.000)(000.080)(000.000)(000.000)(000.006)(000.000)</text:p>
      <text:p text:style-name="P1">(000.000)(000.079)(000.000)(000.000)(000.005)(000.000)</text:p>
      <text:p text:style-name="P1">(000.000)(000.080)(000.000)(000.000)(000.006)(000.000)</text:p>
      <text:p text:style-name="P1">(000.000)(000.080)(000.000)(000.000)(000.005)(000.000)</text:p>
      <text:p text:style-name="P1">(000.000)(000.080)(000.000)(000.000)(000.005)(000.000)</text:p>
      <text:p text:style-name="P1">(000.000)(000.080)(000.000)(000.000)(000.005)(000.000)</text:p>
      <text:p text:style-name="P1">(000.000)(000.080)(000.000)(000.000)(000.006)(000.000)</text:p>
      <text:p text:style-name="P1">(000.000)(000.080)(000.000)(000.000)(000.005)(000.000)</text:p>
      <text:p text:style-name="P1">(000.000)(000.080)(000.000)(000.000)(000.005)(000.000)</text:p>
      <text:p text:style-name="P1">(000.000)(000.080)(000.000)(000.000)(000.006)(000.000)</text:p>
      <text:p text:style-name="P1">(000.000)(000.079)(000.000)(000.000)(000.005)(000.000)</text:p>
      <text:p text:style-name="P1"/>
      <text:p text:style-name="P1"/>
      <text:p text:style-name="P1">P.01(0210507001500)(00)(15)(6)(1.9)(kWh)(2.9)(kWh)(5.9)(kvarh)(6.9)(kvarh)(7.9)(kvarh)(8.9)(kvarh)</text:p>
      <text:p text:style-name="P2">(000.000)(000.060)(000.000)(000.000)(000.005)(000.000)</text:p>
      <text:p text:style-name="P2">(000.000)(000.061)(000.000)(000.000)(000.005)(000.000)</text:p>
      <text:p text:style-name="P2">(000.000)(000.060)(000.000)(000.000)(000.005)(000.000)</text:p>
      <text:p text:style-name="P2">(000.000)(000.061)(000.000)(000.000)(000.005)(000.000)</text:p>
      <text:p text:style-name="P5">(000.000)(000.060)(000.000)(000.000)(000.005)(000.000)</text:p>
      <text:p text:style-name="P5">(000.000)(000.061)(000.000)(000.000)(000.005)(000.000)</text:p>
      <text:p text:style-name="P5">(000.000)(000.060)(000.000)(000.000)(000.005)(000.000)</text:p>
      <text:p text:style-name="P5">(000.000)(000.057)(000.000)(000.000)(000.005)(000.000)</text:p>
      <text:p text:style-name="P2">(000.000)(000.001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<text:soft-page-break/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11)(000.000)(000.000)(000.000)(000.000)</text:p>
      <text:p text:style-name="P2">(000.000)(000.061)(000.000)(000.000)(000.006)(000.000)</text:p>
      <text:p text:style-name="P2">(000.000)(000.059)(000.000)(000.000)(000.006)(000.000)</text:p>
      <text:p text:style-name="P2">(000.000)(000.059)(000.000)(000.000)(000.005)(000.000)</text:p>
      <text:p text:style-name="P2">(000.000)(000.064)(000.000)(000.000)(000.006)(000.000)</text:p>
      <text:p text:style-name="P5">(000.000)(000.079)(000.000)(000.000)(000.006)(000.000)</text:p>
      <text:p text:style-name="P5">(000.000)(000.079)(000.000)(000.000)(000.006)(000.000)</text:p>
      <text:p text:style-name="P5">(000.000)(000.079)(000.000)(000.000)(000.006)(000.000)</text:p>
      <text:p text:style-name="P5">(000.000)(000.078)(000.000)(000.000)(000.006)(000.000)</text:p>
      <text:p text:style-name="P2">(000.000)(000.079)(000.000)(000.000)(000.006)(000.000)</text:p>
      <text:p text:style-name="P2">(000.000)(000.079)(000.000)(000.000)(000.006)(000.000)</text:p>
      <text:p text:style-name="P2">(000.000)(000.079)(000.000)(000.000)(000.006)(000.000)</text:p>
      <text:p text:style-name="P2">(000.000)(000.079)(000.000)(000.000)(000.006)(000.000)</text:p>
      <text:p text:style-name="P5">(000.000)(000.079)(000.000)(000.000)(000.006)(000.000)</text:p>
      <text:p text:style-name="P5">(000.000)(000.078)(000.000)(000.000)(000.006)(000.000)</text:p>
      <text:p text:style-name="P5">(000.000)(000.078)(000.000)(000.000)(000.006)(000.000)</text:p>
      <text:p text:style-name="P5">(000.000)(000.078)(000.000)(000.000)(000.006)(000.000)</text:p>
      <text:p text:style-name="P2">(000.000)(000.078)(000.000)(000.000)(000.006)(000.000)</text:p>
      <text:p text:style-name="P2">(000.000)(000.077)(000.000)(000.000)(000.005)(000.000)</text:p>
      <text:p text:style-name="P2">(000.000)(000.078)(000.000)(000.000)(000.006)(000.000)</text:p>
      <text:p text:style-name="P2">(000.000)(000.078)(000.000)(000.000)(000.006)(000.000)</text:p>
      <text:p text:style-name="P5">(000.000)(000.078)(000.000)(000.000)(000.006)(000.000)</text:p>
      <text:p text:style-name="P5">(000.000)(000.078)(000.000)(000.000)(000.006)(000.000)</text:p>
      <text:p text:style-name="P5">(000.000)(000.079)(000.000)(000.000)(000.006)(000.000)</text:p>
      <text:p text:style-name="P5">(000.000)(000.079)(000.000)(000.000)(000.006)(000.000)</text:p>
      <text:p text:style-name="P2">(000.000)(000.078)(000.000)(000.000)(000.006)(000.000)</text:p>
      <text:p text:style-name="P2">(000.000)(000.079)(000.000)(000.000)(000.006)(000.000)</text:p>
      <text:p text:style-name="P2">(000.000)(000.078)(000.000)(000.000)(000.006)(000.000)</text:p>
      <text:p text:style-name="P2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6)(000.000)</text:p>
      <text:p text:style-name="P1">(000.000)(000.077)(000.000)(000.000)(000.006)(000.000)</text:p>
      <text:p text:style-name="P1">(000.000)(000.060)(000.000)(000.000)(000.006)(000.000)</text:p>
      <text:p text:style-name="P1">(000.000)(000.061)(000.000)(000.000)(000.005)(000.000)</text:p>
      <text:p text:style-name="P1"><text:soft-page-break/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1)(000.000)(000.000)(000.006)(000.000)</text:p>
      <text:p text:style-name="P1">(000.000)(000.061)(000.000)(000.000)(000.005)(000.000)</text:p>
      <text:p text:style-name="P1">(000.000)(000.061)(000.000)(000.000)(000.005)(000.000)</text:p>
      <text:p text:style-name="P1">(000.000)(000.061)(000.000)(000.000)(000.006)(000.000)</text:p>
      <text:p text:style-name="P1">(000.000)(000.061)(000.000)(000.000)(000.005)(000.000)</text:p>
      <text:p text:style-name="P1">(000.000)(000.061)(000.000)(000.000)(000.006)(000.000)</text:p>
      <text:p text:style-name="P1">(000.000)(000.061)(000.000)(000.000)(000.005)(000.000)</text:p>
      <text:p text:style-name="P1">(000.000)(000.061)(000.000)(000.000)(000.005)(000.000)</text:p>
      <text:p text:style-name="P1">(000.000)(000.061)(000.000)(000.000)(000.006)(000.000)</text:p>
      <text:p text:style-name="P1">(000.000)(000.062)(000.000)(000.000)(000.005)(000.000)</text:p>
      <text:p text:style-name="P1">(000.000)(000.061)(000.000)(000.000)(000.006)(000.000)</text:p>
      <text:p text:style-name="P1">(000.000)(000.061)(000.000)(000.000)(000.005)(000.000)</text:p>
      <text:p text:style-name="P1">(000.000)(000.061)(000.000)(000.000)(000.005)(000.000)</text:p>
      <text:p text:style-name="P1">(000.000)(000.062)(000.000)(000.000)(000.006)(000.000)</text:p>
      <text:p text:style-name="P1">(000.000)(000.061)(000.000)(000.000)(000.005)(000.000)</text:p>
      <text:p text:style-name="P1">(000.000)(000.061)(000.000)(000.000)(000.006)(000.000)</text:p>
      <text:p text:style-name="P1">(000.000)(000.061)(000.000)(000.000)(000.005)(000.000)</text:p>
      <text:p text:style-name="P1">(000.000)(000.061)(000.000)(000.000)(000.005)(000.000)</text:p>
      <text:p text:style-name="P1">(000.000)(000.062)(000.000)(000.000)(000.006)(000.000)</text:p>
      <text:p text:style-name="P1"/>
      <text:p text:style-name="P1"/>
      <text:p text:style-name="P1">P.01(0210508001500)(00)(15)(6)(1.9)(kWh)(2.9)(kWh)(5.9)(kvarh)(6.9)(kvarh)(7.9)(kvarh)(8.9)(kvarh)</text:p>
      <text:p text:style-name="P2">(000.000)(000.061)(000.000)(000.000)(000.005)(000.000)</text:p>
      <text:p text:style-name="P2">(000.000)(000.062)(000.000)(000.000)(000.006)(000.000)</text:p>
      <text:p text:style-name="P2">(000.000)(000.061)(000.000)(000.000)(000.005)(000.000)</text:p>
      <text:p text:style-name="P2">(000.000)(000.062)(000.000)(000.000)(000.006)(000.000)</text:p>
      <text:p text:style-name="P5">(000.000)(000.061)(000.000)(000.000)(000.005)(000.000)</text:p>
      <text:p text:style-name="P5">(000.000)(000.061)(000.000)(000.000)(000.006)(000.000)</text:p>
      <text:p text:style-name="P5">(000.000)(000.062)(000.000)(000.000)(000.005)(000.000)</text:p>
      <text:p text:style-name="P5">(000.000)(000.059)(000.000)(000.000)(000.005)(000.000)</text:p>
      <text:p text:style-name="P2">(000.000)(000.001)(000.000)(000.000)(000.001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<text:soft-page-break/>(000.000)(000.000)(000.000)(000.000)(000.000)(000.000)</text:p>
      <text:p text:style-name="P2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10)(000.000)(000.000)(000.000)(000.000)</text:p>
      <text:p text:style-name="P2">(000.000)(000.043)(000.000)(000.000)(000.005)(000.000)</text:p>
      <text:p text:style-name="P2">(000.000)(000.046)(000.000)(000.000)(000.004)(000.000)</text:p>
      <text:p text:style-name="P2">(000.000)(000.043)(000.000)(000.000)(000.004)(000.000)</text:p>
      <text:p text:style-name="P2">(000.000)(000.045)(000.000)(000.000)(000.004)(000.000)</text:p>
      <text:p text:style-name="P5">(000.000)(000.080)(000.000)(000.000)(000.006)(000.000)</text:p>
      <text:p text:style-name="P5">(000.000)(000.079)(000.000)(000.000)(000.005)(000.000)</text:p>
      <text:p text:style-name="P5">(000.000)(000.079)(000.000)(000.000)(000.006)(000.000)</text:p>
      <text:p text:style-name="P5">(000.000)(000.079)(000.000)(000.000)(000.005)(000.000)</text:p>
      <text:p text:style-name="P2">(000.000)(000.079)(000.000)(000.000)(000.006)(000.000)</text:p>
      <text:p text:style-name="P2">(000.000)(000.078)(000.000)(000.000)(000.005)(000.000)</text:p>
      <text:p text:style-name="P2">(000.000)(000.079)(000.000)(000.000)(000.006)(000.000)</text:p>
      <text:p text:style-name="P2">(000.000)(000.078)(000.000)(000.000)(000.005)(000.000)</text:p>
      <text:p text:style-name="P5">(000.000)(000.078)(000.000)(000.000)(000.005)(000.000)</text:p>
      <text:p text:style-name="P5">(000.000)(000.078)(000.000)(000.000)(000.006)(000.000)</text:p>
      <text:p text:style-name="P5">(000.000)(000.079)(000.000)(000.000)(000.005)(000.000)</text:p>
      <text:p text:style-name="P5">(000.000)(000.078)(000.000)(000.000)(000.005)(000.000)</text:p>
      <text:p text:style-name="P2">(000.000)(000.078)(000.000)(000.000)(000.006)(000.000)</text:p>
      <text:p text:style-name="P2">(000.000)(000.078)(000.000)(000.000)(000.005)(000.000)</text:p>
      <text:p text:style-name="P2">(000.000)(000.078)(000.000)(000.000)(000.006)(000.000)</text:p>
      <text:p text:style-name="P2">(000.000)(000.078)(000.000)(000.000)(000.005)(000.000)</text:p>
      <text:p text:style-name="P5">(000.000)(000.078)(000.000)(000.000)(000.006)(000.000)</text:p>
      <text:p text:style-name="P5">(000.000)(000.079)(000.000)(000.000)(000.005)(000.000)</text:p>
      <text:p text:style-name="P5">(000.000)(000.078)(000.000)(000.000)(000.006)(000.000)</text:p>
      <text:p text:style-name="P5">(000.000)(000.078)(000.000)(000.000)(000.005)(000.000)</text:p>
      <text:p text:style-name="P2">(000.000)(000.077)(000.000)(000.000)(000.006)(000.000)</text:p>
      <text:p text:style-name="P2">(000.000)(000.079)(000.000)(000.000)(000.005)(000.000)</text:p>
      <text:p text:style-name="P2">(000.000)(000.078)(000.000)(000.000)(000.006)(000.000)</text:p>
      <text:p text:style-name="P2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8)(000.000)(000.000)(000.005)(000.000)</text:p>
      <text:p text:style-name="P5">(000.000)(000.078)(000.000)(000.000)(000.006)(000.000)</text:p>
      <text:p text:style-name="P3">(000.000)(000.078)(000.000)(000.000)(000.005)(000.000)</text:p>
      <text:p text:style-name="P3">(000.000)(000.078)(000.000)(000.000)(000.006)(000.000)</text:p>
      <text:p text:style-name="P3">(000.000)(000.078)(000.000)(000.000)(000.005)(000.000)</text:p>
      <text:p text:style-name="P3">(000.000)(000.078)(000.000)(000.000)(000.005)(000.000)</text:p>
      <text:p text:style-name="P2">(000.000)(000.078)(000.000)(000.000)(000.006)(000.000)</text:p>
      <text:p text:style-name="P2">(000.000)(000.078)(000.000)(000.000)(000.005)(000.000)</text:p>
      <text:p text:style-name="P2">(000.000)(000.078)(000.000)(000.000)(000.005)(000.000)</text:p>
      <text:p text:style-name="P2">(000.000)(000.076)(000.000)(000.000)(000.006)(000.000)</text:p>
      <text:p text:style-name="P5">(000.000)(000.060)(000.000)(000.000)(000.005)(000.000)</text:p>
      <text:p text:style-name="P5">(000.000)(000.060)(000.000)(000.000)(000.005)(000.000)</text:p>
      <text:p text:style-name="P5">(000.000)(000.059)(000.000)(000.000)(000.005)(000.000)</text:p>
      <text:p text:style-name="P5">(000.000)(000.060)(000.000)(000.000)(000.005)(000.000)</text:p>
      <text:p text:style-name="P2">(000.000)(000.060)(000.000)(000.000)(000.005)(000.000)</text:p>
      <text:p text:style-name="P2">(000.000)(000.059)(000.000)(000.000)(000.005)(000.000)</text:p>
      <text:p text:style-name="P2"><text:soft-page-break/>(000.000)(000.060)(000.000)(000.000)(000.005)(000.000)</text:p>
      <text:p text:style-name="P2">(000.000)(000.060)(000.000)(000.000)(000.004)(000.000)</text:p>
      <text:p text:style-name="P5">(000.000)(000.059)(000.000)(000.000)(000.005)(000.000)</text:p>
      <text:p text:style-name="P5">(000.000)(000.060)(000.000)(000.000)(000.005)(000.000)</text:p>
      <text:p text:style-name="P5">(000.000)(000.059)(000.000)(000.000)(000.005)(000.000)</text:p>
      <text:p text:style-name="P5">(000.000)(000.060)(000.000)(000.000)(000.005)(000.000)</text:p>
      <text:p text:style-name="P2">(000.000)(000.059)(000.000)(000.000)(000.005)(000.000)</text:p>
      <text:p text:style-name="P2">(000.000)(000.060)(000.000)(000.000)(000.005)(000.000)</text:p>
      <text:p text:style-name="P2">(000.000)(000.060)(000.000)(000.000)(000.005)(000.000)</text:p>
      <text:p text:style-name="P2">(000.000)(000.059)(000.000)(000.000)(000.005)(000.000)</text:p>
      <text:p text:style-name="P5">(000.000)(000.060)(000.000)(000.000)(000.005)(000.000)</text:p>
      <text:p text:style-name="P5">(000.000)(000.059)(000.000)(000.000)(000.005)(000.000)</text:p>
      <text:p text:style-name="P5">(000.000)(000.060)(000.000)(000.000)(000.005)(000.000)</text:p>
      <text:p text:style-name="P5">(000.000)(000.059)(000.000)(000.000)(000.005)(000.000)</text:p>
      <text:p text:style-name="P2">(000.000)(000.060)(000.000)(000.000)(000.005)(000.000)</text:p>
      <text:p text:style-name="P2">(000.000)(000.059)(000.000)(000.000)(000.005)(000.000)</text:p>
      <text:p text:style-name="P2">(000.000)(000.060)(000.000)(000.000)(000.005)(000.000)</text:p>
      <text:p text:style-name="P2">(000.000)(000.059)(000.000)(000.000)(000.006)(000.000)</text:p>
      <text:p text:style-name="P2"/>
      <text:p text:style-name="P1"/>
      <text:p text:style-name="P1">P.01(0210509001500)(00)(15)(6)(1.9)(kWh)(2.9)(kWh)(5.9)(kvarh)(6.9)(kvarh)(7.9)(kvarh)(8.9)(kvarh)</text:p>
      <text:p text:style-name="P1">(000.000)(000.060)(000.000)(000.000)(000.005)(000.000)</text:p>
      <text:p text:style-name="P1">(000.000)(000.059)(000.000)(000.000)(000.005)(000.000)</text:p>
      <text:p text:style-name="P1">(000.000)(000.060)(000.000)(000.000)(000.005)(000.000)</text:p>
      <text:p text:style-name="P1">(000.000)(000.059)(000.000)(000.000)(000.005)(000.000)</text:p>
      <text:p text:style-name="P1">(000.000)(000.060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8)(000.000)(000.000)(000.005)(000.000)</text:p>
      <text:p text:style-name="P1">(000.000)(000.001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12)(000.000)(000.000)(000.001)(000.000)</text:p>
      <text:p text:style-name="P1">(000.000)(000.059)(000.000)(000.000)(000.006)(000.000)</text:p>
      <text:p text:style-name="P1">(000.000)(000.059)(000.000)(000.000)(000.006)(000.000)</text:p>
      <text:p text:style-name="P1">(000.000)(000.059)(000.000)(000.000)(000.005)(000.000)</text:p>
      <text:p text:style-name="P1">(000.000)(000.062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7)(000.000)</text:p>
      <text:p text:style-name="P1">(000.000)(000.078)(000.000)(000.000)(000.006)(000.000)</text:p>
      <text:p text:style-name="P1">(000.000)(000.077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8)(000.000)(000.000)(000.007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<text:soft-page-break/>(000.000)(000.079)(000.000)(000.000)(000.006)(000.000)</text:p>
      <text:p text:style-name="P1">(000.000)(000.077)(000.000)(000.000)(000.006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64)(000.000)(000.000)(000.005)(000.000)</text:p>
      <text:p text:style-name="P1">(000.000)(000.077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7)(000.000)(000.000)(000.006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6)(000.000)</text:p>
      <text:p text:style-name="P1"/>
      <text:p text:style-name="P1"/>
      <text:p text:style-name="P1">P.01(0210510001500)(00)(15)(6)(1.9)(kWh)(2.9)(kWh)(5.9)(kvarh)(6.9)(kvarh)(7.9)(kvarh)(8.9)(kvarh)</text:p>
      <text:p text:style-name="P2">(000.000)(000.078)(000.000)(000.000)(000.006)(000.000)</text:p>
      <text:p text:style-name="P2">(000.000)(000.077)(000.000)(000.000)(000.005)(000.000)</text:p>
      <text:p text:style-name="P2">(000.000)(000.078)(000.000)(000.000)(000.006)(000.000)</text:p>
      <text:p text:style-name="P2">(000.000)(000.078)(000.000)(000.000)(000.006)(000.000)</text:p>
      <text:p text:style-name="P5">(000.000)(000.078)(000.000)(000.000)(000.006)(000.000)</text:p>
      <text:p text:style-name="P5">(000.000)(000.077)(000.000)(000.000)(000.006)(000.000)</text:p>
      <text:p text:style-name="P5">(000.000)(000.078)(000.000)(000.000)(000.006)(000.000)</text:p>
      <text:p text:style-name="P5">(000.000)(000.076)(000.000)(000.000)(000.006)(000.000)</text:p>
      <text:p text:style-name="P2">(000.000)(000.059)(000.000)(000.000)(000.005)(000.000)</text:p>
      <text:p text:style-name="P2">(000.000)(000.059)(000.000)(000.000)(000.006)(000.000)</text:p>
      <text:p text:style-name="P2">(000.000)(000.059)(000.000)(000.000)(000.005)(000.000)</text:p>
      <text:p text:style-name="P2">(000.000)(000.056)(000.000)(000.000)(000.005)(000.000)</text:p>
      <text:p text:style-name="P5">(000.000)(000.001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8)(000.000)(000.000)(000.001)(000.000)</text:p>
      <text:p text:style-name="P5">(000.000)(000.039)(000.000)(000.000)(000.004)(000.000)</text:p>
      <text:p text:style-name="P5">(000.000)(000.040)(000.000)(000.000)(000.004)(000.000)</text:p>
      <text:p text:style-name="P5">(000.000)(000.039)(000.000)(000.000)(000.004)(000.000)</text:p>
      <text:p text:style-name="P5">(000.000)(000.044)(000.000)(000.000)(000.005)(000.000)</text:p>
      <text:p text:style-name="P2">(000.000)(000.058)(000.000)(000.000)(000.005)(000.000)</text:p>
      <text:p text:style-name="P2">(000.000)(000.059)(000.000)(000.000)(000.005)(000.000)</text:p>
      <text:p text:style-name="P2"><text:soft-page-break/>(000.000)(000.058)(000.000)(000.000)(000.005)(000.000)</text:p>
      <text:p text:style-name="P2">(000.000)(000.062)(000.000)(000.000)(000.005)(000.000)</text:p>
      <text:p text:style-name="P5">(000.000)(000.077)(000.000)(000.000)(000.005)(000.000)</text:p>
      <text:p text:style-name="P5">(000.000)(000.077)(000.000)(000.000)(000.006)(000.000)</text:p>
      <text:p text:style-name="P5">(000.000)(000.077)(000.000)(000.000)(000.005)(000.000)</text:p>
      <text:p text:style-name="P5">(000.000)(000.078)(000.000)(000.000)(000.006)(000.000)</text:p>
      <text:p text:style-name="P2">(000.000)(000.077)(000.000)(000.000)(000.005)(000.000)</text:p>
      <text:p text:style-name="P2">(000.000)(000.077)(000.000)(000.000)(000.006)(000.000)</text:p>
      <text:p text:style-name="P2">(000.000)(000.077)(000.000)(000.000)(000.005)(000.000)</text:p>
      <text:p text:style-name="P2">(000.000)(000.077)(000.000)(000.000)(000.006)(000.000)</text:p>
      <text:p text:style-name="P5">(000.000)(000.077)(000.000)(000.000)(000.005)(000.000)</text:p>
      <text:p text:style-name="P5">(000.000)(000.077)(000.000)(000.000)(000.005)(000.000)</text:p>
      <text:p text:style-name="P5">(000.000)(000.078)(000.000)(000.000)(000.006)(000.000)</text:p>
      <text:p text:style-name="P5">(000.000)(000.077)(000.000)(000.000)(000.005)(000.000)</text:p>
      <text:p text:style-name="P2">(000.000)(000.078)(000.000)(000.000)(000.006)(000.000)</text:p>
      <text:p text:style-name="P2">(000.000)(000.077)(000.000)(000.000)(000.006)(000.000)</text:p>
      <text:p text:style-name="P2">(000.000)(000.078)(000.000)(000.000)(000.005)(000.000)</text:p>
      <text:p text:style-name="P2">(000.000)(000.077)(000.000)(000.000)(000.006)(000.000)</text:p>
      <text:p text:style-name="P5">(000.000)(000.078)(000.000)(000.000)(000.005)(000.000)</text:p>
      <text:p text:style-name="P5">(000.000)(000.078)(000.000)(000.000)(000.006)(000.000)</text:p>
      <text:p text:style-name="P5">(000.000)(000.078)(000.000)(000.000)(000.006)(000.000)</text:p>
      <text:p text:style-name="P5">(000.000)(000.079)(000.000)(000.000)(000.005)(000.000)</text:p>
      <text:p text:style-name="P2">(000.000)(000.078)(000.000)(000.000)(000.006)(000.000)</text:p>
      <text:p text:style-name="P2">(000.000)(000.078)(000.000)(000.000)(000.006)(000.000)</text:p>
      <text:p text:style-name="P2">(000.000)(000.078)(000.000)(000.000)(000.005)(000.000)</text:p>
      <text:p text:style-name="P2">(000.000)(000.078)(000.000)(000.000)(000.006)(000.000)</text:p>
      <text:p text:style-name="P4">(000.000)(000.078)(000.000)(000.000)(000.005)(000.000)</text:p>
      <text:p text:style-name="P4">(000.000)(000.079)(000.000)(000.000)(000.006)(000.000)</text:p>
      <text:p text:style-name="P4">(000.000)(000.078)(000.000)(000.000)(000.006)(000.000)</text:p>
      <text:p text:style-name="P4">(000.000)(000.078)(000.000)(000.000)(000.005)(000.000)</text:p>
      <text:p text:style-name="P2">(000.000)(000.079)(000.000)(000.000)(000.006)(000.000)</text:p>
      <text:p text:style-name="P2">(000.000)(000.078)(000.000)(000.000)(000.005)(000.000)</text:p>
      <text:p text:style-name="P2">(000.000)(000.078)(000.000)(000.000)(000.006)(000.000)</text:p>
      <text:p text:style-name="P2">(000.000)(000.079)(000.000)(000.000)(000.006)(000.000)</text:p>
      <text:p text:style-name="P5">(000.000)(000.078)(000.000)(000.000)(000.005)(000.000)</text:p>
      <text:p text:style-name="P5">(000.000)(000.078)(000.000)(000.000)(000.006)(000.000)</text:p>
      <text:p text:style-name="P5">(000.000)(000.078)(000.000)(000.000)(000.005)(000.000)</text:p>
      <text:p text:style-name="P5">(000.000)(000.077)(000.000)(000.000)(000.006)(000.000)</text:p>
      <text:p text:style-name="P2">(000.000)(000.059)(000.000)(000.000)(000.005)(000.000)</text:p>
      <text:p text:style-name="P2">(000.000)(000.060)(000.000)(000.000)(000.005)(000.000)</text:p>
      <text:p text:style-name="P2">(000.000)(000.059)(000.000)(000.000)(000.005)(000.000)</text:p>
      <text:p text:style-name="P2">(000.000)(000.060)(000.000)(000.000)(000.005)(000.000)</text:p>
      <text:p text:style-name="P5">(000.000)(000.059)(000.000)(000.000)(000.005)(000.000)</text:p>
      <text:p text:style-name="P5">(000.000)(000.059)(000.000)(000.000)(000.005)(000.000)</text:p>
      <text:p text:style-name="P5">(000.000)(000.060)(000.000)(000.000)(000.005)(000.000)</text:p>
      <text:p text:style-name="P5">(000.000)(000.059)(000.000)(000.000)(000.005)(000.000)</text:p>
      <text:p text:style-name="P2">(000.000)(000.059)(000.000)(000.000)(000.005)(000.000)</text:p>
      <text:p text:style-name="P2">(000.000)(000.060)(000.000)(000.000)(000.005)(000.000)</text:p>
      <text:p text:style-name="P2">(000.000)(000.059)(000.000)(000.000)(000.004)(000.000)</text:p>
      <text:p text:style-name="P2">(000.000)(000.059)(000.000)(000.000)(000.005)(000.000)</text:p>
      <text:p text:style-name="P5">(000.000)(000.062)(000.000)(000.000)(000.005)(000.000)</text:p>
      <text:p text:style-name="P5">(000.000)(000.062)(000.000)(000.000)(000.005)(000.000)</text:p>
      <text:p text:style-name="P5"><text:soft-page-break/>(000.000)(000.061)(000.000)(000.000)(000.005)(000.000)</text:p>
      <text:p text:style-name="P5">(000.000)(000.062)(000.000)(000.000)(000.005)(000.000)</text:p>
      <text:p text:style-name="P2">(000.000)(000.063)(000.000)(000.000)(000.005)(000.000)</text:p>
      <text:p text:style-name="P2">(000.000)(000.062)(000.000)(000.000)(000.005)(000.000)</text:p>
      <text:p text:style-name="P2">(000.000)(000.063)(000.000)(000.000)(000.006)(000.000)</text:p>
      <text:p text:style-name="P2">(000.000)(000.064)(000.000)(000.000)(000.005)(000.000)</text:p>
      <text:p text:style-name="P5">(000.000)(000.063)(000.000)(000.000)(000.005)(000.000)</text:p>
      <text:p text:style-name="P5">(000.000)(000.063)(000.000)(000.000)(000.005)(000.000)</text:p>
      <text:p text:style-name="P5">(000.000)(000.062)(000.000)(000.000)(000.005)(000.000)</text:p>
      <text:p text:style-name="P5">(000.000)(000.060)(000.000)(000.000)(000.005)(000.000)</text:p>
      <text:p text:style-name="P5"/>
      <text:p text:style-name="P1"/>
      <text:p text:style-name="P1">P.01(0210511001500)(00)(15)(6)(1.9)(kWh)(2.9)(kWh)(5.9)(kvarh)(6.9)(kvarh)(7.9)(kvarh)(8.9)(kvarh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20)(000.000)(000.000)(000.001)(000.000)</text:p>
      <text:p text:style-name="P1">(000.000)(000.079)(000.000)(000.000)(000.006)(000.000)</text:p>
      <text:p text:style-name="P1">(000.000)(000.079)(000.000)(000.000)(000.007)(000.000)</text:p>
      <text:p text:style-name="P1"><text:soft-page-break/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7)(000.000)(000.000)(000.007)(000.000)</text:p>
      <text:p text:style-name="P1">(000.000)(000.078)(000.000)(000.000)(000.006)(000.000)</text:p>
      <text:p text:style-name="P1">(000.000)(000.078)(000.000)(000.000)(000.006)(000.000)</text:p>
      <text:p text:style-name="P1">(000.000)(000.077)(000.000)(000.000)(000.006)(000.000)</text:p>
      <text:p text:style-name="P1">(000.000)(000.077)(000.000)(000.000)(000.006)(000.000)</text:p>
      <text:p text:style-name="P1">(000.000)(000.078)(000.000)(000.000)(000.006)(000.000)</text:p>
      <text:p text:style-name="P1">(000.000)(000.077)(000.000)(000.000)(000.006)(000.000)</text:p>
      <text:p text:style-name="P1">(000.000)(000.077)(000.000)(000.000)(000.006)(000.000)</text:p>
      <text:p text:style-name="P1">(000.000)(000.078)(000.000)(000.000)(000.006)(000.000)</text:p>
      <text:p text:style-name="P1">(000.000)(000.077)(000.000)(000.000)(000.006)(000.000)</text:p>
      <text:p text:style-name="P1">(000.000)(000.077)(000.000)(000.000)(000.006)(000.000)</text:p>
      <text:p text:style-name="P1">(000.000)(000.077)(000.000)(000.000)(000.006)(000.000)</text:p>
      <text:p text:style-name="P1">(000.000)(000.075)(000.000)(000.000)(000.006)(000.000)</text:p>
      <text:p text:style-name="P1">(000.000)(000.059)(000.000)(000.000)(000.005)(000.000)</text:p>
      <text:p text:style-name="P1">(000.000)(000.059)(000.000)(000.000)(000.006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6)(000.000)</text:p>
      <text:p text:style-name="P1">(000.000)(000.059)(000.000)(000.000)(000.005)(000.000)</text:p>
      <text:p text:style-name="P1">(000.000)(000.059)(000.000)(000.000)(000.006)(000.000)</text:p>
      <text:p text:style-name="P1">(000.000)(000.059)(000.000)(000.000)(000.005)(000.000)</text:p>
      <text:p text:style-name="P1">(000.000)(000.059)(000.000)(000.000)(000.006)(000.000)</text:p>
      <text:p text:style-name="P1">(000.000)(000.058)(000.000)(000.000)(000.005)(000.000)</text:p>
      <text:p text:style-name="P1">(000.000)(000.059)(000.000)(000.000)(000.005)(000.000)</text:p>
      <text:p text:style-name="P1">(000.000)(000.059)(000.000)(000.000)(000.006)(000.000)</text:p>
      <text:p text:style-name="P1">(000.000)(000.059)(000.000)(000.000)(000.005)(000.000)</text:p>
      <text:p text:style-name="P1">(000.000)(000.059)(000.000)(000.000)(000.006)(000.000)</text:p>
      <text:p text:style-name="P1">(000.000)(000.058)(000.000)(000.000)(000.005)(000.000)</text:p>
      <text:p text:style-name="P1">(000.000)(000.059)(000.000)(000.000)(000.005)(000.000)</text:p>
      <text:p text:style-name="P1">(000.000)(000.059)(000.000)(000.000)(000.006)(000.000)</text:p>
      <text:p text:style-name="P1">(000.000)(000.058)(000.000)(000.000)(000.005)(000.000)</text:p>
      <text:p text:style-name="P1"><text:soft-page-break/>(000.000)(000.059)(000.000)(000.000)(000.006)(000.000)</text:p>
      <text:p text:style-name="P1">(000.000)(000.059)(000.000)(000.000)(000.006)(000.000)</text:p>
      <text:p text:style-name="P1">(000.000)(000.058)(000.000)(000.000)(000.005)(000.000)</text:p>
      <text:p text:style-name="P1">(000.000)(000.059)(000.000)(000.000)(000.005)(000.000)</text:p>
      <text:p text:style-name="P1">(000.000)(000.058)(000.000)(000.000)(000.006)(000.000)</text:p>
      <text:p text:style-name="P1">(000.000)(000.055)(000.000)(000.000)(000.005)(000.000)</text:p>
      <text:p text:style-name="P1"/>
      <text:p text:style-name="P1"/>
      <text:p text:style-name="P1">P.01(0210512001500)(00)(15)(6)(1.9)(kWh)(2.9)(kWh)(5.9)(kvarh)(6.9)(kvarh)(7.9)(kvarh)(8.9)(kvarh)</text:p>
      <text:p text:style-name="P1">(000.000)(000.001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16)(000.000)(000.000)(000.001)(000.000)</text:p>
      <text:p text:style-name="P1">(000.000)(000.079)(000.000)(000.000)(000.006)(000.000)</text:p>
      <text:p text:style-name="P1">(000.000)(000.079)(000.000)(000.000)(000.006)(000.000)</text:p>
      <text:p text:style-name="P1"><text:soft-page-break/>(000.000)(000.080)(000.000)(000.000)(000.006)(000.000)</text:p>
      <text:p text:style-name="P1">(000.000)(000.079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6)(000.000)</text:p>
      <text:p text:style-name="P1">(000.000)(000.078)(000.000)(000.000)(000.005)(000.000)</text:p>
      <text:p text:style-name="P1">(000.000)(000.078)(000.000)(000.000)(000.006)(000.000)</text:p>
      <text:p text:style-name="P1">(000.000)(000.078)(000.000)(000.000)(000.005)(000.000)</text:p>
      <text:p text:style-name="P1">(000.000)(000.077)(000.000)(000.000)(000.006)(000.000)</text:p>
      <text:p text:style-name="P1">(000.000)(000.076)(000.000)(000.000)(000.006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6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6)(000.000)</text:p>
      <text:p text:style-name="P1">(000.000)(000.058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8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8)(000.000)(000.000)(000.005)(000.000)</text:p>
      <text:p text:style-name="P1">(000.000)(000.059)(000.000)(000.000)(000.004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9)(000.000)(000.000)(000.005)(000.000)</text:p>
      <text:p text:style-name="P1">(000.000)(000.058)(000.000)(000.000)(000.005)(000.000)</text:p>
      <text:p text:style-name="P1">(000.000)(000.059)(000.000)(000.000)(000.005)(000.000)</text:p>
      <text:p text:style-name="P1">(000.000)(000.055)(000.000)(000.000)(000.005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/>
      <text:p text:style-name="P1"/>
      <text:p text:style-name="P1"/>
      <text:p text:style-name="P1"/>
      <text:p text:style-name="P1">P.01(0210513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21)(000.000)(000.000)(000.002)(000.000)</text:p>
      <text:p text:style-name="P1">(000.000)(000.079)(000.000)(000.000)(000.006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2)(000.000)(000.000)(000.005)(000.000)</text:p>
      <text:p text:style-name="P1">(000.000)(000.061)(000.000)(000.000)(000.006)(000.000)</text:p>
      <text:p text:style-name="P1">(000.000)(000.062)(000.000)(000.000)(000.006)(000.000)</text:p>
      <text:p text:style-name="P1">(000.000)(000.061)(000.000)(000.000)(000.005)(000.000)</text:p>
      <text:p text:style-name="P1">(000.000)(000.062)(000.000)(000.000)(000.006)(000.000)</text:p>
      <text:p text:style-name="P1">(000.000)(000.061)(000.000)(000.000)(000.006)(000.000)</text:p>
      <text:p text:style-name="P1">(000.000)(000.062)(000.000)(000.000)(000.005)(000.000)</text:p>
      <text:p text:style-name="P1">(000.000)(000.061)(000.000)(000.000)(000.006)(000.000)</text:p>
      <text:p text:style-name="P1">(000.000)(000.062)(000.000)(000.000)(000.005)(000.000)</text:p>
      <text:p text:style-name="P1">(000.000)(000.061)(000.000)(000.000)(000.006)(000.000)</text:p>
      <text:p text:style-name="P1">(000.000)(000.061)(000.000)(000.000)(000.006)(000.000)</text:p>
      <text:p text:style-name="P1">(000.000)(000.062)(000.000)(000.000)(000.005)(000.000)</text:p>
      <text:p text:style-name="P1">(000.000)(000.061)(000.000)(000.000)(000.006)(000.000)</text:p>
      <text:p text:style-name="P1">(000.000)(000.061)(000.000)(000.000)(000.005)(000.000)</text:p>
      <text:p text:style-name="P1">(000.000)(000.061)(000.000)(000.000)(000.006)(000.000)</text:p>
      <text:p text:style-name="P1">(000.000)(000.062)(000.000)(000.000)(000.006)(000.000)</text:p>
      <text:p text:style-name="P1">(000.000)(000.061)(000.000)(000.000)(000.005)(000.000)</text:p>
      <text:p text:style-name="P1">(000.000)(000.061)(000.000)(000.000)(000.006)(000.000)</text:p>
      <text:p text:style-name="P1">(000.000)(000.058)(000.000)(000.000)(000.006)(000.000)</text:p>
      <text:p text:style-name="P1"><text:soft-page-break/></text:p>
      <text:p text:style-name="P1"/>
      <text:p text:style-name="P1"/>
      <text:p text:style-name="P1"/>
      <text:p text:style-name="P1">P.01(0210514001500)(00)(15)(6)(1.9)(kWh)(2.9)(kWh)(5.9)(kvarh)(6.9)(kvarh)(7.9)(kvarh)(8.9)(kvarh)</text:p>
      <text:p text:style-name="P1">(000.000)(000.001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31)(000.000)(000.000)(000.002)(000.000)</text:p>
      <text:p text:style-name="P1">(000.000)(000.081)(000.000)(000.000)(000.006)(000.000)</text:p>
      <text:p text:style-name="P1">(000.000)(000.080)(000.000)(000.000)(000.006)(000.000)</text:p>
      <text:p text:style-name="P1"><text:soft-page-break/>(000.000)(000.080)(000.000)(000.000)(000.005)(000.000)</text:p>
      <text:p text:style-name="P1">(000.000)(000.077)(000.000)(000.000)(000.006)(000.000)</text:p>
      <text:p text:style-name="P1">(000.000)(000.002)(000.000)(000.000)(000.001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2)(000.000)(000.000)(000.000)(000.000)</text:p>
      <text:p text:style-name="P1">(000.000)(000.026)(000.000)(000.000)(000.002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7)(000.000)(000.000)(000.005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1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6)(000.000)</text:p>
      <text:p text:style-name="P1"/>
      <text:p text:style-name="P1"/>
      <text:p text:style-name="P1"><text:soft-page-break/></text:p>
      <text:p text:style-name="P1"/>
      <text:p text:style-name="P1">P.01(0210515001500)(00)(15)(6)(1.9)(kWh)(2.9)(kWh)(5.9)(kvarh)(6.9)(kvarh)(7.9)(kvarh)(8.9)(kvarh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5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7)(000.000)(000.000)(000.006)(000.000)</text:p>
      <text:p text:style-name="P1">(000.000)(000.003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23)(000.000)(000.001)(000.002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7)(000.000)(000.000)(000.006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3)(000.000)(000.000)(000.005)(000.000)</text:p>
      <text:p text:style-name="P1"/>
      <text:p text:style-name="P1"/>
      <text:p text:style-name="P1">P.01(0210516001500)(00)(15)(6)(1.9)(kWh)(2.9)(kWh)(5.9)(kvarh)(6.9)(kvarh)(7.9)(kvarh)(8.9)(kvarh)</text:p>
      <text:p text:style-name="P1"><text:soft-page-break/>(000.000)(000.080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6)(000.000)(000.000)(000.006)(000.000)</text:p>
      <text:p text:style-name="P1">(000.000)(000.003)(000.000)(000.000)(000.001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27)(000.000)(000.000)(000.002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7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57)(000.000)(000.000)(000.005)(000.000)</text:p>
      <text:p text:style-name="P1"/>
      <text:p text:style-name="P1"/>
      <text:p text:style-name="P1">P.01(0210517001500)(00)(15)(6)(1.9)(kWh)(2.9)(kWh)(5.9)(kvarh)(6.9)(kvarh)(7.9)(kvarh)(8.9)(kvarh)</text:p>
      <text:p text:style-name="P1">(000.000)(000.001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8)(000.000)(000.000)(000.001)(000.000)</text:p>
      <text:p text:style-name="P1"><text:soft-page-break/>(000.000)(000.023)(000.000)(000.000)(000.003)(000.000)</text:p>
      <text:p text:style-name="P1">(000.000)(000.022)(000.000)(000.000)(000.003)(000.000)</text:p>
      <text:p text:style-name="P1">(000.000)(000.022)(000.000)(000.000)(000.003)(000.000)</text:p>
      <text:p text:style-name="P1">(000.000)(000.035)(000.000)(000.000)(000.004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7)(000.000)(000.000)(000.007)(000.000)</text:p>
      <text:p text:style-name="P1">(000.000)(000.061)(000.000)(000.000)(000.005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58)(000.000)(000.000)(000.006)(000.000)</text:p>
      <text:p text:style-name="P1"/>
      <text:p text:style-name="P1"/>
      <text:p text:style-name="P1"/>
      <text:p text:style-name="P1">P.01(0210518001500)(00)(15)(6)(1.9)(kWh)(2.9)(kWh)(5.9)(kvarh)(6.9)(kvarh)(7.9)(kvarh)(8.9)(kvarh)</text:p>
      <text:p text:style-name="P1">(000.000)(000.042)(000.000)(000.000)(000.005)(000.000)</text:p>
      <text:p text:style-name="P1">(000.000)(000.041)(000.000)(000.000)(000.004)(000.000)</text:p>
      <text:p text:style-name="P1">(000.000)(000.042)(000.000)(000.000)(000.005)(000.000)</text:p>
      <text:p text:style-name="P1">(000.000)(000.038)(000.000)(000.000)(000.005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21)(000.000)(000.000)(000.001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8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5)(000.000)</text:p>
      <text:p text:style-name="P1">(000.000)(000.057)(000.000)(000.000)(000.005)(000.000)</text:p>
      <text:p text:style-name="P1"/>
      <text:p text:style-name="P1"/>
      <text:p text:style-name="P1"/>
      <text:p text:style-name="P1">P.01(0210519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1)(000.000)(000.000)(000.000)(000.000)(000.000)</text:p>
      <text:p text:style-name="P1">(000.000)(000.025)(000.000)(000.000)(000.002)(000.000)</text:p>
      <text:p text:style-name="P1">(000.000)(000.078)(000.000)(000.000)(000.007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7)(000.000)(000.000)(000.007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5)(000.000)</text:p>
      <text:p text:style-name="P1">(000.000)(000.058)(000.000)(000.000)(000.006)(000.000)</text:p>
      <text:p text:style-name="P1">(000.000)(000.001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/>
      <text:p text:style-name="P1"/>
      <text:p text:style-name="P1"/>
      <text:p text:style-name="P1">P.01(0210520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20)(000.000)(000.000)(000.002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80)(000.000)(000.000)(000.006)(000.000)</text:p>
      <text:p text:style-name="P1">(000.000)(000.079)(000.000)(000.000)(000.006)(000.000)</text:p>
      <text:p text:style-name="P1"><text:soft-page-break/>(000.000)(000.079)(000.000)(000.000)(000.005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5)(000.000)</text:p>
      <text:p text:style-name="P1">(000.000)(000.077)(000.000)(000.000)(000.006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0)(000.000)(000.000)(000.005)(000.000)</text:p>
      <text:p text:style-name="P1">(000.000)(000.061)(000.000)(000.000)(000.005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5)(000.000)</text:p>
      <text:p text:style-name="P1">(000.000)(000.053)(000.000)(000.000)(000.005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/>
      <text:p text:style-name="P1"/>
      <text:p text:style-name="P1"/>
      <text:p text:style-name="P1">P.01(0210521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18)(000.000)(000.000)(000.001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<text:soft-page-break/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7)(000.000)(000.000)(000.007)(000.000)</text:p>
      <text:p text:style-name="P1">(000.000)(000.060)(000.000)(000.000)(000.005)(000.000)</text:p>
      <text:p text:style-name="P1">(000.000)(000.061)(000.000)(000.000)(000.006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5)(000.000)</text:p>
      <text:p text:style-name="P1">(000.000)(000.056)(000.000)(000.000)(000.006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/>
      <text:p text:style-name="P1"/>
      <text:p text:style-name="P1"/>
      <text:p text:style-name="P1">P.01(0210522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14)(000.000)(000.000)(000.001)(000.000)</text:p>
      <text:p text:style-name="P1">(000.000)(000.060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4)(000.000)(000.000)(000.005)(000.000)</text:p>
      <text:p text:style-name="P1">(000.000)(000.080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<text:soft-page-break/>(000.000)(000.075)(000.000)(000.000)(000.006)(000.000)</text:p>
      <text:p text:style-name="P1">(000.000)(000.001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/>
      <text:p text:style-name="P1"/>
      <text:p text:style-name="P1">P.01(0210523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20)(000.000)(000.000)(000.002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6)(000.000)(000.000)(000.006)(000.000)</text:p>
      <text:p text:style-name="P1">(000.000)(000.001)(000.000)(000.000)(000.001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/>
      <text:p text:style-name="P1"/>
      <text:p text:style-name="P1">P.01(0210524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22)(000.000)(000.000)(000.002)(000.000)</text:p>
      <text:p text:style-name="P1">(000.000)(000.061)(000.000)(000.000)(000.005)(000.000)</text:p>
      <text:p text:style-name="P1">(000.000)(000.060)(000.000)(000.000)(000.006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5)(000.000)</text:p>
      <text:p text:style-name="P1">(000.000)(000.060)(000.000)(000.000)(000.006)(000.000)</text:p>
      <text:p text:style-name="P1">(000.000)(000.060)(000.000)(000.000)(000.005)(000.000)</text:p>
      <text:p text:style-name="P1">(000.000)(000.066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6)(000.000)(000.000)(000.006)(000.000)</text:p>
      <text:p text:style-name="P1">(000.000)(000.002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/>
      <text:p text:style-name="P1"/>
      <text:p text:style-name="P1">P.01(0210525001500)(00)(15)(6)(1.9)(kWh)(2.9)(kWh)(5.9)(kvarh)(6.9)(kvarh)(7.9)(kvarh)(8.9)(kvarh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19)(000.000)(000.000)(000.002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6)(000.000)</text:p>
      <text:p text:style-name="P1">(000.000)(000.061)(000.000)(000.000)(000.006)(000.000)</text:p>
      <text:p text:style-name="P1">(000.000)(000.060)(000.000)(000.000)(000.006)(000.000)</text:p>
      <text:p text:style-name="P1">(000.000)(000.066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5)(000.000)(000.000)(000.007)(000.000)</text:p>
      <text:p text:style-name="P1">(000.000)(000.002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/>
      <text:p text:style-name="P1"/>
      <text:p text:style-name="P1">P.01(0210526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22)(000.000)(000.000)(000.002)(000.000)</text:p>
      <text:p text:style-name="P1">(000.000)(000.061)(000.000)(000.000)(000.006)(000.000)</text:p>
      <text:p text:style-name="P1">(000.000)(000.060)(000.000)(000.000)(000.006)(000.000)</text:p>
      <text:p text:style-name="P1">(000.000)(000.061)(000.000)(000.000)(000.005)(000.000)</text:p>
      <text:p text:style-name="P1">(000.000)(000.067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6)(000.000)</text:p>
      <text:p text:style-name="P1">(000.000)(000.076)(000.000)(000.000)(000.006)(000.000)</text:p>
      <text:p text:style-name="P1">(000.000)(000.002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/>
      <text:p text:style-name="P1"/>
      <text:p text:style-name="P1">P.01(0210527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21)(000.000)(000.000)(000.002)(000.000)</text:p>
      <text:p text:style-name="P1">(000.000)(000.060)(000.000)(000.000)(000.006)(000.000)</text:p>
      <text:p text:style-name="P1">(000.000)(000.060)(000.000)(000.000)(000.006)(000.000)</text:p>
      <text:p text:style-name="P1">(000.000)(000.061)(000.000)(000.000)(000.006)(000.000)</text:p>
      <text:p text:style-name="P1">(000.000)(000.066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7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9)(000.000)(000.000)(000.007)(000.000)</text:p>
      <text:p text:style-name="P1">(000.000)(000.078)(000.000)(000.000)(000.006)(000.000)</text:p>
      <text:p text:style-name="P1">(000.000)(000.079)(000.000)(000.000)(000.006)(000.000)</text:p>
      <text:p text:style-name="P1">(000.000)(000.078)(000.000)(000.000)(000.007)(000.000)</text:p>
      <text:p text:style-name="P1">(000.000)(000.076)(000.000)(000.000)(000.006)(000.000)</text:p>
      <text:p text:style-name="P1">(000.000)(000.002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/>
      <text:p text:style-name="P1"/>
      <text:p text:style-name="P1">P.01(0210528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20)(000.000)(000.000)(000.002)(000.000)</text:p>
      <text:p text:style-name="P1">(000.000)(000.060)(000.000)(000.000)(000.006)(000.000)</text:p>
      <text:p text:style-name="P1">(000.000)(000.061)(000.000)(000.000)(000.005)(000.000)</text:p>
      <text:p text:style-name="P1">(000.000)(000.060)(000.000)(000.000)(000.006)(000.000)</text:p>
      <text:p text:style-name="P1">(000.000)(000.067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8)(000.000)(000.000)(000.005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9)(000.000)(000.000)(000.006)(000.000)</text:p>
      <text:p text:style-name="P1">(000.000)(000.076)(000.000)(000.000)(000.006)(000.000)</text:p>
      <text:p text:style-name="P1">(000.000)(000.002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/>
      <text:p text:style-name="P1"/>
      <text:p text:style-name="P1">P.01(0210529001500)(00)(15)(6)(1.9)(kWh)(2.9)(kWh)(5.9)(kvarh)(6.9)(kvarh)(7.9)(kvarh)(8.9)(kvarh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<text:soft-page-break/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17)(000.000)(000.000)(000.002)(000.000)</text:p>
      <text:p text:style-name="P2">(000.000)(000.060)(000.000)(000.000)(000.005)(000.000)</text:p>
      <text:p text:style-name="P2">(000.000)(000.061)(000.000)(000.000)(000.006)(000.000)</text:p>
      <text:p text:style-name="P2">(000.000)(000.060)(000.000)(000.000)(000.006)(000.000)</text:p>
      <text:p text:style-name="P2">(000.000)(000.064)(000.000)(000.000)(000.005)(000.000)</text:p>
      <text:p text:style-name="P5">(000.000)(000.079)(000.000)(000.000)(000.006)(000.000)</text:p>
      <text:p text:style-name="P5">(000.000)(000.079)(000.000)(000.000)(000.006)(000.000)</text:p>
      <text:p text:style-name="P5">(000.000)(000.079)(000.000)(000.000)(000.006)(000.000)</text:p>
      <text:p text:style-name="P5">(000.000)(000.079)(000.000)(000.000)(000.005)(000.000)</text:p>
      <text:p text:style-name="P2">(000.000)(000.079)(000.000)(000.000)(000.006)(000.000)</text:p>
      <text:p text:style-name="P2">(000.000)(000.079)(000.000)(000.000)(000.006)(000.000)</text:p>
      <text:p text:style-name="P2">(000.000)(000.079)(000.000)(000.000)(000.006)(000.000)</text:p>
      <text:p text:style-name="P2">(000.000)(000.076)(000.000)(000.000)(000.006)(000.000)</text:p>
      <text:p text:style-name="P2">(000.000)(000.002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/>
      <text:p text:style-name="P1"/>
      <text:p text:style-name="P1"><text:soft-page-break/>P.01(0210530001500)(00)(15)(6)(1.9)(kWh)(2.9)(kWh)(5.9)(kvarh)(6.9)(kvarh)(7.9)(kvarh)(8.9)(kvarh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<text:soft-page-break/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1)(000.000)(000.000)(000.000)(000.000)(000.000)</text:p>
      <text:p text:style-name="P1">(000.000)(000.000)(000.000)(000.000)(000.000)(000.000)</text:p>
      <text:p text:style-name="P1">(000.000)(000.020)(000.000)(000.000)(000.002)(000.000)</text:p>
      <text:p text:style-name="P1"/>
      <text:p text:style-name="P1"/>
      <text:p text:style-name="P1">P.01(0210531001500)(00)(15)(6)(1.9)(kWh)(2.9)(kWh)(5.9)(kvarh)(6.9)(kvarh)(7.9)(kvarh)(8.9)(kvarh)</text:p>
      <text:p text:style-name="P2">(000.000)(000.079)(000.000)(000.000)(000.006)(000.000)</text:p>
      <text:p text:style-name="P2">(000.000)(000.079)(000.000)(000.000)(000.007)(000.000)</text:p>
      <text:p text:style-name="P2"><text:soft-page-break/>(000.000)(000.078)(000.000)(000.000)(000.007)(000.000)</text:p>
      <text:p text:style-name="P2">(000.000)(000.077)(000.000)(000.000)(000.006)(000.000)</text:p>
      <text:p text:style-name="P5">(000.000)(000.061)(000.000)(000.000)(000.006)(000.000)</text:p>
      <text:p text:style-name="P5">(000.000)(000.060)(000.000)(000.000)(000.006)(000.000)</text:p>
      <text:p text:style-name="P5">(000.000)(000.060)(000.000)(000.000)(000.006)(000.000)</text:p>
      <text:p text:style-name="P5">(000.000)(000.057)(000.000)(000.000)(000.006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1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<text:soft-page-break/>(000.000)(000.000)(000.000)(000.000)(000.000)(000.000)</text:p>
      <text:p text:style-name="P2">(000.000)(000.018)(000.000)(000.000)(000.002)(000.000)</text:p>
      <text:p text:style-name="P5">(000.000)(000.061)(000.000)(000.000)(000.005)(000.000)</text:p>
      <text:p text:style-name="P5">(000.000)(000.060)(000.000)(000.000)(000.006)(000.000)</text:p>
      <text:p text:style-name="P5">(000.000)(000.061)(000.000)(000.000)(000.006)(000.000)</text:p>
      <text:p text:style-name="P5">(000.000)(000.065)(000.000)(000.000)(000.005)(000.000)</text:p>
      <text:p text:style-name="P2">(000.000)(000.079)(000.000)(000.000)(000.006)(000.000)</text:p>
      <text:p text:style-name="P2">(000.000)(000.079)(000.000)(000.000)(000.006)(000.000)</text:p>
      <text:p text:style-name="P2">(000.000)(000.079)(000.000)(000.000)(000.006)(000.000)</text:p>
      <text:p text:style-name="P2">(000.000)(000.079)(000.000)(000.000)(000.006)(000.000)</text:p>
      <text:p text:style-name="P5">(000.000)(000.079)(000.000)(000.000)(000.006)(000.000)</text:p>
      <text:p text:style-name="P5">(000.000)(000.079)(000.000)(000.000)(000.006)(000.000)</text:p>
      <text:p text:style-name="P5">(000.000)(000.079)(000.000)(000.000)(000.005)(000.000)</text:p>
      <text:p text:style-name="P5">(000.000)(000.078)(000.000)(000.000)(000.006)(000.000)</text:p>
      <text:p text:style-name="P2">(000.000)(000.079)(000.000)(000.000)(000.006)(000.000)</text:p>
      <text:p text:style-name="P2">(000.000)(000.079)(000.000)(000.000)(000.006)(000.000)</text:p>
      <text:p text:style-name="P2">(000.000)(000.079)(000.000)(000.000)(000.006)(000.000)</text:p>
      <text:p text:style-name="P2">(000.000)(000.075)(000.000)(000.000)(000.006)(000.000)</text:p>
      <text:p text:style-name="P5">(000.000)(000.001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1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2">(000.000)(000.000)(000.000)(000.000)(000.000)(000.000)</text:p>
      <text:p text:style-name="P5">(000.000)(000.000)(000.000)(000.000)(000.000)(000.000)</text:p>
      <text:p text:style-name="P5">(000.001)(000.000)(000.000)(000.000)(000.000)(000.000)</text:p>
      <text:p text:style-name="P5">(000.000)(000.000)(000.000)(000.000)(000.000)(000.000)</text:p>
      <text:p text:style-name="P5">P.01(0210601000000)(10)(15)(6)(1.9)(kWh)(2.9)(kWh)(5.9)(kvarh)(6.9)(kvarh)(7.9)(kvarh)(8.9)(kvarh)</text:p>
      <text:p text:style-name="P1"><text:span text:style-name="T4">(000.000)(000.000)</text:span>(000.000)(000.000)(000.000)(000.0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1:27:34.548485273</meta:creation-date>
    <dc:date>2021-06-02T12:27:51.036480420</dc:date>
    <meta:editing-duration>PT49M19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60" meta:paragraph-count="3010" meta:word-count="3010" meta:character-count="163992" meta:non-whitespace-character-count="163992"/>
  </office:meta>
</office:document-meta>
</file>